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45a" officeooo:paragraph-rsid="0015945a"/>
    </style:style>
    <style:style style:name="P2" style:family="paragraph" style:parent-style-name="Standard" style:list-style-name="L1">
      <style:text-properties officeooo:rsid="0015945a" officeooo:paragraph-rsid="0015945a"/>
    </style:style>
    <style:style style:name="P3" style:family="paragraph" style:parent-style-name="Standard" style:list-style-name="L2">
      <style:text-properties officeooo:paragraph-rsid="0015945a"/>
    </style:style>
    <style:style style:name="P4" style:family="paragraph" style:parent-style-name="Standard" style:list-style-name="L2">
      <style:text-properties officeooo:rsid="0015a53e" officeooo:paragraph-rsid="0015a53e"/>
    </style:style>
    <style:style style:name="P5" style:family="paragraph" style:parent-style-name="Standard" style:list-style-name="L1">
      <style:text-properties officeooo:rsid="0015a53e" officeooo:paragraph-rsid="0015a53e"/>
    </style:style>
    <style:style style:name="P6" style:family="paragraph" style:parent-style-name="Standard" style:list-style-name="L2">
      <style:text-properties officeooo:rsid="00164ad8" officeooo:paragraph-rsid="00164ad8"/>
    </style:style>
    <style:style style:name="T1" style:family="text">
      <style:text-properties officeooo:rsid="0015d602"/>
    </style:style>
    <style:style style:name="T2" style:family="text">
      <style:text-properties officeooo:rsid="00164a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chronization</text:p>
      <text:list xml:id="list2975191376" text:style-name="L1">
        <text:list-item>
          <text:p text:style-name="P2">Is reading from a pipe a blocking operation?</text:p>
          <text:list>
            <text:list-item>
              <text:p text:style-name="P5">Only when the pipe is empty, <text:span text:style-name="T1">but its blocking if there is a process at the other (write) end of the pipe. If there is no process on the write end, read is non blocking</text:span></text:p>
            </text:list-item>
          </text:list>
        </text:list-item>
        <text:list-item>
          <text:p text:style-name="P2">Is writing to a pipe a blocking operation?</text:p>
          <text:list>
            <text:list-item>
              <text:p text:style-name="P5">Only when the pipe is full</text:p>
            </text:list-item>
          </text:list>
        </text:list-item>
      </text:list>
      <text:p text:style-name="P1"/>
      <text:p text:style-name="P1">Exceptional circumstances</text:p>
      <text:list xml:id="list3880148364" text:style-name="L2">
        <text:list-item>
          <text:p text:style-name="P3"><text:bookmark text:name="yui_3_17_2_1_1540365389771_32"/><text:bookmark text:name="yui_3_17_2_1_1540365389771_31"/>can a pipe be “full”? What happens in that case?</text:p>
          <text:list>
            <text:list-item>
              <text:p text:style-name="P4">If a process attempts to write to a full pipe, then write blocks until sufficient data has been read from the pipe to allow the write to complete.</text:p>
              <text:p text:style-name="P4"/>
            </text:list-item>
          </text:list>
        </text:list-item>
        <text:list-item>
          <text:p text:style-name="P3">can a pipe be "broken", that is, closed on the read end? What happens in that case?</text:p>
          <text:list>
            <text:list-item>
              <text:p text:style-name="P3"><text:span text:style-name="T2">Yes, first time a process tries to write, that process receives a SIGPIPE</text:span><text:line-break/></text:p>
            </text:list-item>
          </text:list>
        </text:list-item>
        <text:list-item>
          <text:p text:style-name="P3">can it be that no process has an open write end of the pipe and the pipe is still alive? What happens in that case if a process tries to read from the pipe?</text:p>
          <text:list>
            <text:list-item>
              <text:p text:style-name="P3"><text:span text:style-name="T2">Yes, everyone needs to get the same answer. If the pipe is empty, read is non blocking, else it is blocked.</text:span><text:line-break/></text:p>
            </text:list-item>
          </text:list>
        </text:list-item>
        <text:list-item>
          <text:p text:style-name="P3"><text:bookmark text:name="yui_3_17_2_1_1540365389771_35"/>does synchronization with named pipes work in the same way as with ordinary pipes?</text:p>
          <text:list>
            <text:list-item>
              <text:p text:style-name="P3"><text:span text:style-name="T2">Yes, the only difference is opening and closing the pipe</text:span><text:line-break/></text:p>
            </text:list-item>
          </text:list>
        </text:list-item>
        <text:list-item>
          <text:p text:style-name="P3">when is a pipe removed from the system?</text:p>
          <text:list>
            <text:list-item>
              <text:p text:style-name="P6">Depends, ordinary pipes are removed when all the read and write processes are closed. </text:p>
            </text:list-item>
            <text:list-item>
              <text:p text:style-name="P6">Named pipe is only removed when all the processes opening it explicitly terminates their pip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9:17:02.761414704</meta:creation-date>
    <dc:date>2018-10-24T09:37:12.816920859</dc:date>
    <meta:editing-duration>PT20M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260" meta:character-count="1309" meta:non-whitespace-character-count="1078"/>
  </office:meta>
</office:document-meta>
</file>